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Arial Unicode MS" svg:font-family="'Arial Unicode MS'" style:font-family-generic="swiss" style:font-pitch="variable"/>
    <style:font-face style:name="MS Gothic" svg:font-family="'MS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left="1.526cm" fo:margin-right="0cm" fo:margin-top="0cm" fo:margin-bottom="0cm" fo:line-height="92%" fo:text-align="start" style:justify-single-word="false" fo:text-indent="-1.526cm" style:auto-text-indent="false" style:text-autospace="none">
        <style:tab-stops>
          <style:tab-stop style:position="-1.526cm"/>
          <style:tab-stop style:position="-0.279cm"/>
          <style:tab-stop style:position="0cm"/>
          <style:tab-stop style:position="0.968cm"/>
          <style:tab-stop style:position="2.217cm"/>
          <style:tab-stop style:position="3.466cm"/>
          <style:tab-stop style:position="4.713cm"/>
          <style:tab-stop style:position="5.962cm"/>
          <style:tab-stop style:position="7.209cm"/>
          <style:tab-stop style:position="8.458cm"/>
          <style:tab-stop style:position="9.705cm"/>
          <style:tab-stop style:position="10.954cm"/>
          <style:tab-stop style:position="12.201cm"/>
          <style:tab-stop style:position="13.45cm"/>
          <style:tab-stop style:position="14.697cm"/>
          <style:tab-stop style:position="15.946cm"/>
          <style:tab-stop style:position="17.193cm"/>
          <style:tab-stop style:position="18.441cm"/>
          <style:tab-stop style:position="19.689cm"/>
          <style:tab-stop style:position="20.937cm"/>
          <style:tab-stop style:position="22.184cm"/>
          <style:tab-stop style:position="23.433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style:style style:name="P2" style:family="paragraph" style:parent-style-name="Standard" style:list-style-name="L1">
      <style:paragraph-properties fo:margin-left="0cm" fo:margin-right="0cm" fo:margin-top="0cm" fo:margin-bottom="0cm" fo:line-height="92%" fo:text-align="start" style:justify-single-word="false" fo:text-indent="-1.526cm" style:auto-text-indent="false" style:text-autospace="none">
        <style:tab-stops>
          <style:tab-stop style:position="-1.526cm"/>
          <style:tab-stop style:position="-0.279cm"/>
          <style:tab-stop style:position="0cm"/>
          <style:tab-stop style:position="0.968cm"/>
          <style:tab-stop style:position="2.217cm"/>
          <style:tab-stop style:position="3.466cm"/>
          <style:tab-stop style:position="4.713cm"/>
          <style:tab-stop style:position="5.962cm"/>
          <style:tab-stop style:position="7.209cm"/>
          <style:tab-stop style:position="8.458cm"/>
          <style:tab-stop style:position="9.705cm"/>
          <style:tab-stop style:position="10.954cm"/>
          <style:tab-stop style:position="12.201cm"/>
          <style:tab-stop style:position="13.45cm"/>
          <style:tab-stop style:position="14.697cm"/>
          <style:tab-stop style:position="15.946cm"/>
          <style:tab-stop style:position="17.193cm"/>
          <style:tab-stop style:position="18.441cm"/>
          <style:tab-stop style:position="19.689cm"/>
          <style:tab-stop style:position="20.937cm"/>
          <style:tab-stop style:position="22.184cm"/>
          <style:tab-stop style:position="23.433cm"/>
        </style:tab-stops>
      </style:paragraph-properties>
      <style:text-properties fo:color="#000000" style:text-outline="false" style:text-line-through-style="none" style:font-name="Nimbus Roman No9 L" fo:font-size="12pt" fo:font-style="normal" fo:text-shadow="none" style:text-underline-style="none" fo:font-weight="normal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emphasize="none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ösungen zu den Aufgaben 1.103.4 Pipes and Streams</text:h>
      <text:p text:style-name="Standard"/>
      <text:list text:style-name="L1">
        <text:list-item>
          <text:p text:style-name="P1">cat /etc/apache2/httpd.conf |grep "#"|wc</text:p>
        </text:list-item>
        <text:list-item>
          <text:p text:style-name="P1">cat /etc/apache2/apache2.conf |grep -v "#"|less</text:p>
        </text:list-item>
        <text:list-item>
          <text:p text:style-name="P1">cat /etc/apache2/apache2.conf |tr [a-z] [A-Z] |less</text:p>
          <text:p text:style-name="P2">cat /etc/apache2/apache2.conf |tr [:lower:] [:upper:] |less</text:p>
        </text:list-item>
        <text:list-item>
          <text:p text:style-name="P1">lsmod|grep e100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/>
    <style:font-face style:name="Nimbus Roman No9 L" svg:font-family="'Nimbus Roman No9 L'" style:font-family-generic="roman" style:font-pitch="variable"/>
    <style:font-face style:name="Arial Unicode MS" svg:font-family="'Arial Unicode MS'" style:font-family-generic="swiss" style:font-pitch="variable"/>
    <style:font-face style:name="MS Gothic" svg:font-family="'MS Gothic'" style:font-family-generic="swiss" style:font-pitch="variable"/>
    <style:font-face style:name="Nimbus Sans L" svg:font-family="'Nimbus Sans L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de" fo:country="DE" style:font-name-asian="DejaVu Sans" style:font-size-asian="12pt" style:language-asian="de" style:country-asian="DE" style:font-name-complex="DejaVu Sans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left="1.194cm" fo:margin-right="0cm" fo:margin-top="0cm" fo:margin-bottom="0.503cm" fo:line-height="90%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MS Gothic" fo:font-size="32pt" fo:font-style="normal" fo:text-shadow="none" style:text-underline-style="none" fo:font-weight="normal" style:font-name-asian="MS Gothic" style:font-size-asian="32pt" style:font-style-asian="normal" style:font-weight-asian="normal" style:font-name-complex="MS Gothic" style:font-size-complex="32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fo:line-height="90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44pt" fo:font-style="normal" fo:text-shadow="none" style:text-underline-style="none" fo:font-weight="normal" style:font-name-asian="MS Gothic" style:font-size-asian="44pt" style:font-style-asian="normal" style:font-weight-asian="normal" style:font-name-complex="MS Gothic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margin-top="0cm" fo:margin-bottom="0cm" fo:line-height="90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32pt" fo:font-style="normal" fo:text-shadow="none" style:text-underline-style="none" fo:font-weight="normal" style:font-name-asian="MS Gothic" style:font-size-asian="32pt" style:font-style-asian="normal" style:font-weight-asian="normal" style:font-name-complex="MS Gothic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fo:margin-left="0cm" fo:margin-right="0cm" fo:margin-top="0cm" fo:margin-bottom="0cm" fo:line-height="9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fo:line-height="90%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MS Gothic" fo:font-size="44pt" fo:font-style="normal" fo:text-shadow="none" style:text-underline-style="none" fo:font-weight="normal" style:font-name-asian="MS Gothic" style:font-size-asian="44pt" style:font-style-asian="normal" style:font-weight-asian="normal" style:font-name-complex="MS Gothic" style:font-size-complex="44pt" style:font-style-complex="normal" style:font-weight-complex="normal" style:text-emphasize="none"/>
    </style:style>
    <style:style style:name="Hintergrundobjekte" style:family="paragraph">
      <style:paragraph-properties fo:margin-left="0cm" fo:margin-right="0cm" fo:margin-top="0cm" fo:margin-bottom="0cm" fo:line-height="9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font-name="Arial Unicode MS" fo:font-size="24pt" fo:font-style="normal" fo:text-shadow="none" style:text-underline-style="none" fo:font-weight="normal" style:font-name-asian="Arial Unicode MS" style:font-size-asian="24pt" style:font-style-asian="normal" style:font-weight-asian="normal" style:font-name-complex="Arial Unicode MS" style:font-size-complex="24pt" style:font-style-complex="normal" style:font-weight-complex="normal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 style:text-emphasize="none"/>
    </style:style>
    <style:style style:name="Gliederung_20_1" style:display-name="Gliederung 1" style:family="paragraph">
      <style:paragraph-properties fo:margin-left="1.194cm" fo:margin-right="0cm" fo:margin-top="0cm" fo:margin-bottom="0.503cm" fo:line-height="90%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MS Gothic" fo:font-size="32pt" fo:font-style="normal" fo:text-shadow="none" style:text-underline-style="none" fo:font-weight="normal" style:font-name-asian="MS Gothic" style:font-size-asian="32pt" style:font-style-asian="normal" style:font-weight-asian="normal" style:font-name-complex="MS Gothic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8-01-02T17:39:16</meta:creation-date>
    <dc:date>2008-01-08T08:36:39</dc:date>
    <dc:language>de-DE</dc:language>
    <meta:editing-cycles>3</meta:editing-cycles>
    <meta:editing-duration>PT16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45" meta:character-count="262"/>
  </office:meta>
</office:document-meta>
</file>